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8cm" fo:min-width="1.2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color="#800000"/>
    </style:style>
    <style:style style:name="P2" style:family="paragraph">
      <style:text-properties fo:color="#000080"/>
    </style:style>
    <style:style style:name="P3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2.022cm" svg:height="1.462cm" svg:x="10.8cm" svg:y="17.3cm">
          <draw:text-box>
            <text:p text:style-name="P1"><text:span text:style-name="T1">Oase</text:span></text:p>
          </draw:text-box>
        </draw:frame>
        <draw:frame draw:style-name="gr2" draw:text-style-name="P2" draw:id="id2" draw:layer="layout" svg:width="2.301cm" svg:height="0.962cm" svg:x="10.499cm" svg:y="15.338cm">
          <draw:text-box>
            <text:p text:style-name="P2"><text:span text:style-name="T2">Wüste</text:span></text:p>
          </draw:text-box>
        </draw:frame>
        <draw:frame draw:style-name="gr2" draw:text-style-name="P1" draw:id="id3" draw:layer="layout" svg:width="2.513cm" svg:height="0.962cm" svg:x="10.3cm" svg:y="12.838cm">
          <draw:text-box>
            <text:p text:style-name="P1"><text:span text:style-name="T1">Steppe</text:span></text:p>
          </draw:text-box>
        </draw:frame>
        <draw:frame draw:style-name="gr2" draw:id="id4" draw:layer="layout" svg:width="3.5cm" svg:height="0.962cm" svg:x="4.3cm" svg:y="15.338cm">
          <draw:text-box>
            <text:p><text:span text:style-name="T2">Dschunge</text:span>l</text:p>
          </draw:text-box>
        </draw:frame>
        <draw:frame draw:style-name="gr3" draw:text-style-name="P1" draw:id="id5" draw:layer="layout" svg:width="1.924cm" svg:height="1.538cm" svg:x="6.5cm" svg:y="17.962cm">
          <draw:text-box>
            <text:p text:style-name="P1"><text:span text:style-name="T1">Wald</text:span></text:p>
          </draw:text-box>
        </draw:frame>
        <draw:frame draw:style-name="gr2" draw:text-style-name="P2" draw:id="id6" draw:layer="layout" svg:width="3.961cm" svg:height="0.962cm" svg:x="2.8cm" svg:y="19.838cm">
          <draw:text-box>
            <text:p text:style-name="P2"><text:span text:style-name="T2">Kristallhöhle</text:span></text:p>
          </draw:text-box>
        </draw:frame>
        <draw:frame draw:style-name="gr4" draw:text-style-name="P2" draw:id="id7" draw:layer="layout" svg:width="2.619cm" svg:height="0.962cm" svg:x="14.3cm" svg:y="18.5cm">
          <draw:text-box>
            <text:p text:style-name="P2"><text:span text:style-name="T2">Klippen</text:span></text:p>
          </draw:text-box>
        </draw:frame>
        <draw:frame draw:style-name="gr2" draw:text-style-name="P2" draw:id="id10" draw:layer="layout" svg:width="2.407cm" svg:height="0.962cm" svg:x="16.3cm" svg:y="24.3cm">
          <draw:text-box>
            <text:p text:style-name="P2"><text:span text:style-name="T2">Eissee</text:span></text:p>
          </draw:text-box>
        </draw:frame>
        <draw:frame draw:style-name="gr2" draw:text-style-name="P2" draw:id="id9" draw:layer="layout" svg:width="2.339cm" svg:height="0.962cm" svg:x="8.461cm" svg:y="7.838cm">
          <draw:text-box>
            <text:p text:style-name="P2"><text:span text:style-name="T2">Sumpf</text:span></text:p>
          </draw:text-box>
        </draw:frame>
        <draw:frame draw:style-name="gr2" draw:text-style-name="P2" draw:id="id8" draw:layer="layout" svg:width="2.42cm" svg:height="0.962cm" svg:x="4.8cm" svg:y="24.262cm">
          <draw:text-box>
            <text:p text:style-name="P2"><text:span text:style-name="T2">Vulkan</text:span></text:p>
          </draw:text-box>
        </draw:frame>
        <draw:connector draw:style-name="gr5" draw:text-style-name="P3" draw:layer="layout" svg:x1="12.822cm" svg:y1="18.031cm" svg:x2="12.8cm" svg:y2="15.819cm" draw:start-shape="id1" draw:start-glue-point="1" draw:end-shape="id2" svg:d="m12822 18031h501v-2212h-523">
          <text:p/>
        </draw:connector>
        <draw:connector draw:style-name="gr5" draw:text-style-name="P3" draw:layer="layout" svg:x1="10.499cm" svg:y1="15.819cm" svg:x2="10.3cm" svg:y2="13.319cm" draw:start-shape="id2" draw:start-glue-point="3" draw:end-shape="id3" draw:end-glue-point="3" svg:d="m10499 15819h-700v-2500h501">
          <text:p/>
        </draw:connector>
        <draw:connector draw:style-name="gr5" draw:text-style-name="P3" draw:layer="layout" svg:x1="10.3cm" svg:y1="13.319cm" svg:x2="7.8cm" svg:y2="15.819cm" draw:start-shape="id3" draw:start-glue-point="3" draw:end-shape="id4" svg:d="m10300 13319h-1250v2500h-1250">
          <text:p/>
        </draw:connector>
        <draw:connector draw:style-name="gr5" draw:text-style-name="P3" draw:layer="layout" svg:x1="6.05cm" svg:y1="16.3cm" svg:x2="7.062cm" svg:y2="17.865cm" draw:start-shape="id4" draw:start-glue-point="2" svg:d="m6050 16300v1033h1012v532">
          <text:p/>
        </draw:connector>
        <draw:connector draw:style-name="gr5" draw:text-style-name="P3" draw:layer="layout" svg:x1="7.462cm" svg:y1="19.5cm" svg:x2="6.761cm" svg:y2="20.319cm" draw:start-shape="id5" draw:start-glue-point="2" draw:end-shape="id6" svg:d="m7462 19500v819h-701">
          <text:p/>
        </draw:connector>
        <draw:connector draw:style-name="gr5" draw:text-style-name="P3" draw:layer="layout" svg:x1="15.609cm" svg:y1="19.462cm" svg:x2="17.365cm" svg:y2="24.359cm" draw:start-shape="id7" draw:start-glue-point="2" svg:d="m15609 19462v2699h1756v2198">
          <text:p/>
        </draw:connector>
        <draw:connector draw:style-name="gr5" draw:text-style-name="P3" draw:layer="layout" svg:x1="4.78cm" svg:y1="20.8cm" svg:x2="6.01cm" svg:y2="24.262cm" draw:start-shape="id6" draw:start-glue-point="2" draw:end-shape="id8" draw:end-glue-point="0" svg:d="m4780 20800v1731h1230v1731">
          <text:p/>
        </draw:connector>
        <draw:connector draw:style-name="gr5" draw:text-style-name="P3" draw:layer="layout" svg:x1="6.05cm" svg:y1="15.338cm" svg:x2="9.699cm" svg:y2="8.832cm" draw:start-shape="id4" draw:start-glue-point="0" svg:d="m6050 15338v-3503h3649v-3003">
          <text:p/>
        </draw:connector>
        <draw:connector draw:style-name="gr5" draw:text-style-name="P3" draw:layer="layout" svg:x1="14.3cm" svg:y1="18.981cm" svg:x2="7.22cm" svg:y2="24.743cm" draw:start-shape="id7" draw:end-shape="id8" svg:d="m14300 18981h-3540v5762h-3540">
          <text:p/>
        </draw:connector>
        <draw:connector draw:style-name="gr5" draw:text-style-name="P3" draw:layer="layout" draw:line-skew="-2.499cm" svg:x1="6.5cm" svg:y1="18.731cm" svg:x2="8.461cm" svg:y2="8.319cm" draw:start-shape="id5" draw:start-glue-point="3" draw:end-shape="id9" draw:end-glue-point="3" svg:d="m6500 18731h-3000v-10412h4961">
          <text:p/>
        </draw:connector>
        <draw:frame draw:style-name="gr2" draw:text-style-name="P2" draw:id="id11" draw:layer="layout" svg:width="4.562cm" svg:height="0.962cm" svg:x="6.3cm" svg:y="21.338cm">
          <draw:text-box>
            <text:p text:style-name="P2"><text:span text:style-name="T2">Mammutbaum</text:span></text:p>
          </draw:text-box>
        </draw:frame>
        <draw:frame draw:style-name="gr1" draw:layer="layout" svg:width="7.102cm" svg:height="1.462cm" svg:x="3.198cm" svg:y="3.3cm">
          <draw:text-box>
            <text:p>Auswahlgebiete in Blau</text:p>
          </draw:text-box>
        </draw:frame>
        <draw:frame draw:style-name="gr2" draw:layer="layout" svg:width="7.843cm" svg:height="0.962cm" svg:x="3.3cm" svg:y="4.338cm">
          <draw:text-box>
            <text:p>Durchgangsgebiete in Rot</text:p>
          </draw:text-box>
        </draw:frame>
        <draw:connector draw:style-name="gr5" draw:text-style-name="P3" draw:layer="layout" svg:x1="11.649cm" svg:y1="15.338cm" svg:x2="15.609cm" svg:y2="18.5cm" draw:start-shape="id2" draw:start-glue-point="0" draw:end-shape="id7" svg:d="m11649 15338v-501h3960v3663">
          <text:p/>
        </draw:connector>
        <draw:connector draw:style-name="gr5" draw:text-style-name="P3" draw:layer="layout" svg:x1="17.503cm" svg:y1="25.262cm" svg:x2="2.8cm" svg:y2="20.319cm" draw:start-shape="id10" draw:start-glue-point="2" draw:end-shape="id6" draw:end-glue-point="3" svg:d="m17503 25262v501h-15204v-5444h501">
          <text:p/>
        </draw:connector>
        <draw:connector draw:style-name="gr5" draw:text-style-name="P3" draw:layer="layout" svg:x1="8.581cm" svg:y1="21.338cm" svg:x2="7.462cm" svg:y2="19.5cm" draw:start-shape="id11" draw:end-shape="id5" svg:d="m8581 21338v-919h-1119v-9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na Schmidtbauer</meta:initial-creator>
    <meta:creation-date>2016-10-04T18:45:27</meta:creation-date>
    <dc:date>2016-10-04T19:05:07</dc:date>
    <dc:creator>Tina Schmidtbauer</dc:creator>
    <meta:editing-duration>PT00H04M18S</meta:editing-duration>
    <meta:editing-cycles>1</meta:editing-cycles>
    <meta:document-statistic meta:object-count="26"/>
    <meta:generator>OpenOffice.org/3.1$Unix OpenOffice.org_project/310m11$Build-9399</meta:generator>
  </office:meta>
</office:document-meta>
</file>